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2.778cm" svg:y="-4.375cm"/>
          <draw:glue-point draw:id="5" svg:x="2.778cm" svg:y="4.375cm"/>
          <draw:glue-point draw:id="6" svg:x="-5cm" svg:y="0cm"/>
          <draw:circle draw:style-name="gr1" draw:layer="layout" svg:width="2cm" svg:height="2cm" svg:x="0.25cm" svg:y="0cm">
            <text:p/>
          </draw:circle>
          <draw:rect draw:style-name="gr2" draw:layer="layout" svg:width="0.125cm" svg:height="1cm" svg:x="0.5cm" svg:y="0.5cm">
            <text:p/>
          </draw:rect>
          <draw:line draw:style-name="gr3" draw:layer="layout" svg:x1="0.5cm" svg:y1="1cm" svg:x2="0cm" svg:y2="1cm">
            <text:p/>
          </draw:line>
          <draw:line draw:style-name="gr3" draw:layer="layout" svg:x1="0.625cm" svg:y1="1cm" svg:x2="1.75cm" svg:y2="0.125cm">
            <text:p/>
          </draw:line>
          <draw:line draw:style-name="gr3" draw:layer="layout" svg:x1="0.625cm" svg:y1="1cm" svg:x2="1.75cm" svg:y2="1.875cm">
            <text:p/>
          </draw:line>
          <draw:polygon draw:style-name="gr2" draw:layer="layout" svg:width="0.275cm" svg:height="0.25cm" svg:x="1.475cm" svg:y="1.625cm" svg:viewBox="0 0 276 251" draw:points="0,150 276,251 10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transistor_bipolar_npn_2</dc:title>
    <meta:creation-date>2011-02-07T17:19:06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